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c5aef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paragraph-rsid="000c5aef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0c5aef" officeooo:paragraph-rsid="000c5aef"/>
    </style:style>
    <style:style style:name="P4" style:family="paragraph" style:parent-style-name="Standard">
      <style:text-properties fo:font-weight="normal" officeooo:rsid="000c5aef" officeooo:paragraph-rsid="000c5aef" style:font-weight-asian="normal" style:font-weight-complex="normal"/>
    </style:style>
    <style:style style:name="P5" style:family="paragraph" style:parent-style-name="Standard">
      <style:text-properties officeooo:rsid="000e221e" officeooo:paragraph-rsid="000e221e"/>
    </style:style>
    <style:style style:name="P6" style:family="paragraph" style:parent-style-name="Standard">
      <style:text-properties officeooo:rsid="000e221e" officeooo:paragraph-rsid="0011e0bf"/>
    </style:style>
    <style:style style:name="P7" style:family="paragraph" style:parent-style-name="Standard">
      <style:text-properties officeooo:rsid="000e221e" officeooo:paragraph-rsid="0012f404"/>
    </style:style>
    <style:style style:name="P8" style:family="paragraph" style:parent-style-name="Standard">
      <style:text-properties officeooo:rsid="000e221e" officeooo:paragraph-rsid="00147d7c"/>
    </style:style>
    <style:style style:name="T1" style:family="text">
      <style:text-properties officeooo:rsid="000c5ae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5aef" style:font-weight-asian="bold" style:font-weight-complex="bold"/>
    </style:style>
    <style:style style:name="T4" style:family="text">
      <style:text-properties fo:font-weight="bold" officeooo:rsid="000d66bf" style:font-weight-asian="bold" style:font-weight-complex="bold"/>
    </style:style>
    <style:style style:name="T5" style:family="text">
      <style:text-properties fo:font-weight="bold" officeooo:rsid="0011e0bf" style:font-weight-asian="bold" style:font-weight-complex="bold"/>
    </style:style>
    <style:style style:name="T6" style:family="text">
      <style:text-properties fo:font-weight="bold" officeooo:rsid="0012f404" style:font-weight-asian="bold" style:font-weight-complex="bold"/>
    </style:style>
    <style:style style:name="T7" style:family="text">
      <style:text-properties fo:font-weight="bold" officeooo:rsid="00147d7c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1e0bf" style:font-weight-asian="normal" style:font-weight-complex="normal"/>
    </style:style>
    <style:style style:name="T10" style:family="text">
      <style:text-properties fo:font-weight="normal" officeooo:rsid="0012f404" style:font-weight-asian="normal" style:font-weight-complex="normal"/>
    </style:style>
    <style:style style:name="T11" style:family="text">
      <style:text-properties fo:font-weight="normal" officeooo:rsid="00147d7c" style:font-weight-asian="normal" style:font-weight-complex="normal"/>
    </style:style>
    <style:style style:name="T12" style:family="text">
      <style:text-properties officeooo:rsid="000d66bf"/>
    </style:style>
    <style:style style:name="T13" style:family="text">
      <style:text-properties officeooo:rsid="000e86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terações sistema de chamado</text:p>
      <text:p text:style-name="P1"/>
      <text:p text:style-name="P1"/>
      <text:p text:style-name="P1"/>
      <text:p text:style-name="P1"><text:line-break/><text:span text:style-name="T3">1</text:span><text:span text:style-name="T1"> </text:span>- DATA AUTOMÁTICA AO CADASTRAR CHAMADO -<text:span text:style-name="T2"> </text:span><text:span text:style-name="T3">OK</text:span><text:line-break/><text:span text:style-name="T3">2 </text:span>- PERMITIR CAMPO SOLUÇÃO EM BRANCO AO CADASTRAR NOVO CHAMADO -<text:span text:style-name="T2"> </text:span><text:span text:style-name="T3">OK</text:span><text:line-break/><text:span text:style-name="T3">3</text:span><text:span text:style-name="T1"> </text:span>- CRIAR CAMPO OBSERVAÇÃO (MEMO) no cad de cl. - <text:span text:style-name="T3">OK</text:span><text:line-break/><text:span text:style-name="T3">4 </text:span>- CADASTRO DE CLIENTES ADICIONAR CAMPO CONTATO - <text:span text:style-name="T3">OK</text:span><text:line-break/><text:span text:style-name="T3">5</text:span><text:span text:style-name="T1"> </text:span>- CADASTRO DE CLIENTES ADICIONAR CAMPO EMAIL -<text:span text:style-name="T2"> </text:span><text:span text:style-name="T3">OK</text:span><text:line-break/><text:span text:style-name="T3">6</text:span><text:span text:style-name="T1"> </text:span>- ARRUMAR EDITAR CLIENTES, NÃO SALVA OS CAMPOS EDITADOS - <text:span text:style-name="T3">OK</text:span><text:line-break/><text:span text:style-name="T3">7</text:span><text:span text:style-name="T1"> </text:span>- NÃO GRAVANDO AO EDITAR CHAMADO - <text:span text:style-name="T3">OK</text:span><text:line-break/><text:span text:style-name="T3">8</text:span><text:span text:style-name="T1"> </text:span>- INSERIR CAMPO PARA O TEMPO QUE OCORREU O CHAMADO - <text:span text:style-name="T3">OK</text:span><text:line-break/><text:span text:style-name="T3">9</text:span><text:span text:style-name="T1"> </text:span>- NÃO PERMITIR CADASTRAR DOIS CLIENTES COM MESMO CNPJ – <text:span text:style-name="T3">OK</text:span></text:p>
      <text:p text:style-name="P3"><text:span text:style-name="T2">10 – </text:span><text:span text:style-name="T8">VISUALIZAR CLIENTES VERIFICAR - </text:span><text:span text:style-name="T4">OK</text:span></text:p>
      <text:p text:style-name="P3"><text:span text:style-name="T2">11</text:span><text:span text:style-name="T8"> – EDITAR BASE CONHECIMENTO – </text:span><text:span text:style-name="T2">OK</text:span></text:p>
      <text:p text:style-name="P3"><text:span text:style-name="T2">12 </text:span><text:span text:style-name="T8">– ORDEM LISTA CHAMADOS POR STATUS – </text:span><text:span text:style-name="T2">OK</text:span></text:p>
      <text:p text:style-name="P3"><text:span text:style-name="T2">13 – </text:span><text:span text:style-name="T8">NO ALTERAR CHAMADOS – PERMITIR MOSTRAR TODOS OS CLIENTES - </text:span><text:span text:style-name="T2">OK</text:span></text:p>
      <text:p text:style-name="P4"/>
      <text:p text:style-name="P1"><text:span text:style-name="T3">11</text:span><text:span text:style-name="T1"> </text:span>- CRIAR CAMPO NO CADASTRO DE CLIENTES COM O NOME MODO DE BACKUP(pode ser usado o observacao por enquanto) – <text:span text:style-name="T12">Criado Campo anotacoes </text:span><text:span text:style-name="T3">OK</text:span><text:line-break/><text:span text:style-name="T3">12</text:span><text:span text:style-name="T1"> </text:span>- ao abrir chamado e selecionar cliente-exibir<text:line-break/>os ids e descricoes para copiar  e colar no team viewer)</text:p>
      <text:p text:style-name="P1"/>
      <text:p text:style-name="P5"><text:span text:style-name="T2">13</text:span> – <text:span text:style-name="T13">NOTICIAS ENOCOMIA DASHBOARD</text:span> – <text:span text:style-name="T2">OK</text:span></text:p>
      <text:p text:style-name="P5"><text:span text:style-name="T2">14</text:span> – CAMPO CONEXAO(TEAM VIEWER) NOVO CHAMADO – <text:span text:style-name="T2">OK</text:span></text:p>
      <text:p text:style-name="P5"><text:span text:style-name="T2">15</text:span> – DADOS DE CHAMADOS ABERTO E ENCERRADOS DASHBOARD – <text:span text:style-name="T2">OK</text:span></text:p>
      <text:p text:style-name="P5"><text:span text:style-name="T2">16 </text:span>– PERMISSAO CAD CLIENTE SO ADMINISTRADORES VER E MANIPULAR CAMPO SENHAS – <text:span text:style-name="T2">OK</text:span></text:p>
      <text:p text:style-name="P6"><text:span text:style-name="T2">1</text:span><text:span text:style-name="T5">7</text:span><text:span text:style-name="T2"> – </text:span><text:span text:style-name="T9">NOTIFICACAO DE CHAMADOS EM ABERTO AO LOGAR</text:span><text:span text:style-name="T2"> – OK</text:span></text:p>
      <text:p text:style-name="P7"><text:span text:style-name="T2">1</text:span><text:span text:style-name="T6">8</text:span><text:span text:style-name="T2"> – </text:span><text:span text:style-name="T10">CRIADO RELATORIO DE CHAMADOS POR PERIODO EM FORMATO XLS</text:span><text:span text:style-name="T2"> – OK</text:span></text:p>
      <text:p text:style-name="P8"><text:span text:style-name="T2">1</text:span><text:span text:style-name="T7">9</text:span><text:span text:style-name="T2"> – </text:span><text:span text:style-name="T11">EM LISTAR CHAMADOS, SEPARADO ABAS POR 1-ABERTOS, 2-ENCERRADOS, 3-TODOS</text:span><text:span text:style-name="T2"> - 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4:47:54.950661649</meta:creation-date>
    <dc:date>2017-02-24T13:04:42.757287569</dc:date>
    <meta:editing-duration>PT1H33M8S</meta:editing-duration>
    <meta:editing-cycles>8</meta:editing-cycles>
    <meta:generator>LibreOffice/5.1.4.2$Linux_x86 LibreOffice_project/10m0$Build-2</meta:generator>
    <meta:document-statistic meta:table-count="0" meta:image-count="0" meta:object-count="0" meta:page-count="1" meta:paragraph-count="14" meta:word-count="240" meta:character-count="1366" meta:non-whitespace-character-count="1116"/>
  </office:meta>
</office:document-meta>
</file>